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rnab Chakraborty</text:initial-creator></text:p>
      <text:p text:style-name="OrgSubtitle"/>
      <text:p text:style-name="Text_20_body">*News file
**Mon Jul 14 2025
Classes start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rnab Chakraborty</dc:creator>
    <meta:initial-creator>Arnab Chakraborty</meta:initial-creator>
    <dc:date>2025-07-14T13:31:10</dc:date>
    <meta:creation-date>2025-07-14T13:31:10</meta:creation-date>
    <meta:generator>Emacs 26.3 (Org mode 9.1.9)</meta:generator>
    <meta:keyword/>
    <dc:subject/>
    <dc:title/>
  </office:meta>
</office:document-meta>
</file>